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page" style:column-width="2.277cm"/>
    </style:style>
    <style:style style:name="co3" style:family="table-column">
      <style:table-column-properties fo:break-before="page" style:column-width="2.89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41cm" fo:break-before="page" style:use-optimal-row-height="true"/>
    </style:style>
    <style:style style:name="ro3" style:family="table-row">
      <style:table-row-properties style:row-height="0.459cm" fo:break-before="page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1:Sheet1.AMJ6553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Browser Plugins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IE8, Win7</text:p>
          </table:table-cell>
          <table:table-cell office:value-type="string">
            <text:p>jack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IE8, XP</text:p>
          </table:table-cell>
          <table:table-cell office:value-type="string">
            <text:p>jack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IE7, XP</text:p>
          </table:table-cell>
          <table:table-cell office:value-type="string">
            <text:p>beide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, Win7</text:p>
          </table:table-cell>
          <table:table-cell office:value-type="string">
            <text:p>jack, 3-5</text:p>
          </table:table-cell>
          <table:table-cell office:value-type="string">
            <text:p>Wrong FF version</text:p>
          </table:table-cell>
          <table:table-cell table:number-columns-repeated="9"/>
        </table:table-row>
        <table:table-row table:style-name="ro1">
          <table:table-cell office:value-type="string">
            <text:p>FF, XP</text:p>
          </table:table-cell>
          <table:table-cell office:value-type="string">
            <text:p>Kees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 Linux 32</text:p>
          </table:table-cell>
          <table:table-cell table:number-columns-repeated="11"/>
        </table:table-row>
        <table:table-row table:style-name="ro1">
          <table:table-cell office:value-type="string">
            <text:p>FF Linux 64</text:p>
          </table:table-cell>
          <table:table-cell office:value-type="string">
            <text:p>Kees, 29-4</text:p>
          </table:table-cell>
          <table:table-cell table:number-columns-repeated="2" office:value-type="string">
            <text:p>OK</text:p>
          </table:table-cell>
          <table:table-cell office:value-type="string">
            <text:p>ERROR</text:p>
          </table:table-cell>
          <table:table-cell table:number-columns-repeated="4" office:value-type="string">
            <text:p>OK</text:p>
          </table:table-cell>
          <table:table-cell office:value-type="string">
            <text:p>ERROR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Safari Mac 10.6 i386</text:p>
          </table:table-cell>
          <table:table-cell table:number-columns-repeated="11"/>
        </table:table-row>
        <table:table-row table:style-name="ro1">
          <table:table-cell office:value-type="string">
            <text:p>Safari Mac 10.6 64bit</text:p>
          </table:table-cell>
          <table:table-cell table:number-columns-repeated="11"/>
        </table:table-row>
        <table:table-row table:style-name="ro1">
          <table:table-cell office:value-type="string">
            <text:p>Safari Mac 10.4/5 i386</text:p>
          </table:table-cell>
          <table:table-cell office:value-type="string">
            <text:p>Kees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Safari Mac 10.4/5 ppc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Desktop: htt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3">
          <table:table-cell office:value-type="string">
            <text:p>Win7,ffmpeg,expat</text:p>
          </table:table-cell>
          <table:table-cell office:value-type="string">
            <text:p>jack, 3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Win XP,ffmpeg,expat</text:p>
          </table:table-cell>
          <table:table-cell office:value-type="string">
            <text:p>Kees, 29-4</text:p>
          </table:table-cell>
          <table:table-cell table:number-columns-repeated="6" office:value-type="string">
            <text:p>OK</text:p>
          </table:table-cell>
          <table:table-cell office:value-type="string">
            <text:p>ERROR</text:p>
          </table:table-cell>
          <table:table-cell table:number-columns-repeated="2" office:value-type="string">
            <text:p>OK</text:p>
          </table:table-cell>
          <table:table-cell/>
        </table:table-row>
        <table:table-row table:style-name="ro4">
          <table:table-cell office:value-type="string">
            <text:p>Win7,DirectX,xerces</text:p>
          </table:table-cell>
          <table:table-cell office:value-type="string">
            <text:p>jack, 3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Win XP,DirectX,xerces</text:p>
          </table:table-cell>
          <table:table-cell table:number-columns-repeated="11"/>
        </table:table-row>
        <table:table-row table:style-name="ro1">
          <table:table-cell office:value-type="string">
            <text:p>Linux32,ffmpeg,expat,gtk</text:p>
          </table:table-cell>
          <table:table-cell table:number-columns-repeated="11"/>
        </table:table-row>
        <table:table-row table:style-name="ro1">
          <table:table-cell office:value-type="string">
            <text:p>Linux32,ffmpeg,expat,qt</text:p>
          </table:table-cell>
          <table:table-cell table:number-columns-repeated="11"/>
        </table:table-row>
        <table:table-row table:style-name="ro1">
          <table:table-cell office:value-type="string">
            <text:p>Linux32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32,ffmpeg,xerces,qt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gtk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qt</text:p>
          </table:table-cell>
          <table:table-cell office:value-type="string">
            <text:p>Kees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Linux64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64,ffmpeg,xerces,qt</text:p>
          </table:table-cell>
          <table:table-cell office:value-type="string">
            <text:p>Kees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i386,ffmpeg,expat</text:p>
          </table:table-cell>
          <table:table-cell office:value-type="string">
            <text:p>jack, 3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i386,quicktime,xerces</text:p>
          </table:table-cell>
          <table:table-cell office:value-type="string">
            <text:p>jack, 3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INTERM</text:p>
          </table:table-cell>
          <table:table-cell table:style-name="ce1" office:value-type="string">
            <text:p>INTERM</text:p>
          </table:table-cell>
          <table:table-cell table:number-columns-repeated="2" office:value-type="string">
            <text:p>OK</text:p>
          </table:table-cell>
          <table:table-cell table:style-name="ce1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64bit,ffmpeg,expat</text:p>
          </table:table-cell>
          <table:table-cell office:value-type="string">
            <text:p>jack, 3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B28</text:p>
          </table:table-cell>
          <table:table-cell office:value-type="string">
            <text:p>none</text:p>
          </table:table-cell>
          <table:table-cell office:value-type="string">
            <text:p><text:s text:c="9"/>N/A</text:p>
          </table:table-cell>
          <table:table-cell table:number-columns-repeated="8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 table:number-columns-repeated="11"/>
        </table:table-row>
        <table:table-row table:style-name="ro1">
          <table:table-cell office:value-type="string">
            <text:p>Mac10.4/5 i386,ffmpeg,expat</text:p>
          </table:table-cell>
          <table:table-cell office:value-type="string">
            <text:p>Kees, 29-4</text:p>
          </table:table-cell>
          <table:table-cell table:number-columns-repeated="5" office:value-type="string">
            <text:p>OK</text:p>
          </table:table-cell>
          <table:table-cell office:value-type="string">
            <text:p>ERROR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4/5 i386,quicktime,xerces</text:p>
          </table:table-cell>
          <table:table-cell office:value-type="string">
            <text:p>Kees, 29-4</text:p>
          </table:table-cell>
          <table:table-cell table:number-columns-repeated="5" office:value-type="string">
            <text:p>OK</text:p>
          </table:table-cell>
          <table:table-cell office:value-type="string">
            <text:p>ERROR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4/5 ppc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ppc,quicktime,xerces</text:p>
          </table:table-cell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2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Desktop: rts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7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 office:value-type="string">
            <text:p>jack, 3-5</text:p>
          </table:table-cell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 table:number-columns-repeated="4" office:value-type="string">
            <text:p>CRASHES sometimes</text:p>
          </table:table-cell>
          <table:table-cell/>
        </table:table-row>
        <table:table-row table:style-name="ro1">
          <table:table-cell office:value-type="string">
            <text:p>Mac10.6 i386,quicktime,xerces</text:p>
          </table:table-cell>
          <table:table-cell office:value-type="string">
            <text:p>jack, 3-5</text:p>
          </table:table-cell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 office:value-type="string">
            <text:p>HANGS</text:p>
          </table:table-cell>
          <table:table-cell table:number-columns-repeated="3" office:value-type="string">
            <text:p>CRASHES sometimes</text:p>
          </table:table-cell>
          <table:table-cell/>
        </table:table-row>
        <table:table-row table:style-name="ro1">
          <table:table-cell office:value-type="string">
            <text:p>Mac10.6 64bit,ffmpeg,expat</text:p>
          </table:table-cell>
          <table:table-cell office:value-type="string">
            <text:p>jack, 3-5</text:p>
          </table:table-cell>
          <table:table-cell table:number-columns-repeated="2" office:value-type="string">
            <text:p><text:s text:c="8"/>N/A</text:p>
          </table:table-cell>
          <table:table-cell table:number-columns-repeated="2" office:value-type="string">
            <text:p>OK</text:p>
          </table:table-cell>
          <table:table-cell table:number-columns-repeated="6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sktop: zi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style:shadow="none" fo:background-color="transparent" style:scale-to-pages="2" style:writing-mode="lr-tb" style:print="charts drawings grid headers objects zero-values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bulant 2.2b5 <text:title>???</text:titl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4">04-05-2010</text:date>, <text:time>16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5-04T16:44:30</dc:date>
    <meta:editing-duration>PT66H50M07S</meta:editing-duration>
    <meta:editing-cycles>17</meta:editing-cycles>
    <meta:generator>OpenOffice.org/3.1$Unix OpenOffice.org_project/310m19$Build-9420</meta:generator>
    <meta:print-date>2010-01-27T15:47:37</meta:print-date>
    <dc:creator>Jack Jansen</dc:creator>
    <meta:document-statistic meta:table-count="3" meta:cell-count="413" meta:object-count="0"/>
    <meta:user-defined meta:name="Info 1"/>
    <meta:user-defined meta:name="Info 2"/>
    <meta:user-defined meta:name="Info 3"/>
    <meta:user-defined meta:name="Info 4"/>
  </office:meta>
</office:document-meta>
</file>